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formula="oooc:=SUMIF([.C1:.C20];pago;[.A1:.A20])" office:value-type="float" office:value="0">
            <text:p>#NOME?</text:p>
          </table:table-cell>
          <table:table-cell office:value-type="string">
            <text:p>pago</text:p>
          </table:table-cell>
          <table:table-cell office:value-type="date" office:date-value="2009-02-10">
            <text:p>10/02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03-10">
            <text:p>10/03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04-10">
            <text:p>10/04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05-10">
            <text:p>10/05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06-10">
            <text:p>10/06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07-10">
            <text:p>10/07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08-10">
            <text:p>10/08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09-10">
            <text:p>10/09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10-10">
            <text:p>10/10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string">
            <text:p>pago</text:p>
          </table:table-cell>
          <table:table-cell office:value-type="date" office:date-value="2009-11-10">
            <text:p>10/11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09-12-10">
            <text:p>10/12/0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1-10">
            <text:p>10/01/1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2-10">
            <text:p>10/02/1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3-10">
            <text:p>10/03/1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4-10">
            <text:p>10/04/1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5-10">
            <text:p>10/05/1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6-10">
            <text:p>10/06/1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7-10">
            <text:p>10/07/1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8-10">
            <text:p>10/08/1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2"/>
          <table:table-cell office:value-type="date" office:date-value="2010-09-10">
            <text:p>10/09/10</text:p>
          </table:table-cell>
          <table:table-cell office:value-type="float" office:value="950">
            <text:p>950</text:p>
          </table:table-cell>
        </table:table-row>
      </table:table>
      <table:table table:name="Planilha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44">
            <text:p>44</text:p>
          </table:table-cell>
          <table:table-cell table:formula="oooc:=IF([.A1]=43;&quot;certo&quot;;&quot;errado&quot;)" office:value-type="string" office:string-value="errado">
            <text:p>errad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office:value-type="string">
            <text:p>Falta</text:p>
          </table:table-cell>
          <table:table-cell office:value-type="string">
            <text:p>Nota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6">
            <text:p>6,0</text:p>
          </table:table-cell>
          <table:table-cell table:formula="oooc:=IF(AND([.A5]&lt;=[.$A$2];[.B5]&gt;=[.$B2]);&quot;aprovado&quot;;&quot;reprovado&quot;)" office:value-type="string" office:string-value="aprovado">
            <text:p>aprovad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10">
            <text:p>10,0</text:p>
          </table:table-cell>
          <table:table-cell table:formula="oooc:=IF(AND([.A6]&lt;=[.$A$2];[.B6]&gt;=[.$B3]);&quot;aprovado&quot;;&quot;reprovado&quot;)" office:value-type="string" office:string-value="reprovado">
            <text:p>reprovad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5">
            <text:p>5,0</text:p>
          </table:table-cell>
          <table:table-cell table:formula="oooc:=IF(AND([.A7]&lt;=[.$A$2];[.B7]&gt;=[.$B4]);&quot;aprovado&quot;;&quot;reprovado&quot;)" office:value-type="string" office:string-value="reprovado">
            <text:p>reprovad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8">
            <text:p>8,0</text:p>
          </table:table-cell>
          <table:table-cell table:formula="oooc:=IF(AND([.A8]&lt;=[.$A$2];[.B8]&gt;=[.$B5]);&quot;aprovado&quot;;&quot;reprovado&quot;)" office:value-type="string" office:string-value="aprovado">
            <text:p>aprovado</text:p>
          </table:table-cell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18/08/2010</text:date>, <text:time>20:5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emel Zaidan</meta:initial-creator>
    <meta:creation-date>2010-08-18T19:48:21</meta:creation-date>
    <dc:date>2010-08-18T20:50:13</dc:date>
    <dc:creator>Kemel Zaidan</dc:creator>
    <meta:editing-duration>PT00H25M48S</meta:editing-duration>
    <meta:editing-cycles>1</meta:editing-cycles>
    <meta:document-statistic meta:table-count="3" meta:cell-count="70" meta:object-count="0"/>
    <meta:generator>OpenOffice.org/3.2$Linux OpenOffice.org_project/320m12$Build-9483</meta:generator>
  </office:meta>
</office:document-meta>
</file>